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bstract. This paper describes the three-component black-oil model for petroleum reservoir simulation.</text:p>
      <text:p text:style-name="Standard">This model incorporates compressibility and general mass transfer between phases. It consists of the</text:p>
      <text:p text:style-name="Standard">conditions of thermodynamic equilibrium, an equation of state for the volume balance between the fluid</text:p>
      <text:p text:style-name="Standard">and the rock void, Darcy’s Law for the volumetric flow rates, and component conservation equations. These</text:p>
      <text:p text:style-name="Standard">relations are manipulated to form a pressure equation and a modified system of component conservation</text:p>
      <text:p text:style-name="Standard">equations. It is shown that the pressure equation is parabolic and that, in the absence of diffusive forces</text:p>
      <text:p text:style-name="Standard">such as capillary pressure and mixing, the component conservation equations are hyperbolic, subject to</text:p>
      <text:p text:style-name="Standard">technical conditions on the relative permeabilities. This sequential formulation of the flow equations forms</text:p>
      <text:p text:style-name="Standard">the basis for a numerical solution method for the system. This numerical method is used to illustrate the</text:p>
      <text:p text:style-name="Standard">types of wave structures that occur for the 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0:46:07.563076448</meta:creation-date>
    <meta:generator>LibreOffice/7.3.7.2$Linux_X86_64 LibreOffice_project/30$Build-2</meta:generator>
    <dc:date>2024-12-15T10:49:33.671347555</dc:date>
    <meta:editing-duration>PT1M55S</meta:editing-duration>
    <meta:editing-cycles>1</meta:editing-cycles>
    <meta:document-statistic meta:table-count="0" meta:image-count="0" meta:object-count="0" meta:page-count="1" meta:paragraph-count="10" meta:word-count="145" meta:character-count="983" meta:non-whitespace-character-count="848"/>
  </office:meta>
</office:document-meta>
</file>